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3.4882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heelbase-top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Laye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22.675" calcext:value-type="float">
            <text:p>122.675</text:p>
          </table:table-cell>
          <table:table-cell office:value-type="float" office:value="-77.93" calcext:value-type="float">
            <text:p>-77.93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20.875" calcext:value-type="float">
            <text:p>120.875</text:p>
          </table:table-cell>
          <table:table-cell office:value-type="float" office:value="-80.33" calcext:value-type="float">
            <text:p>-80.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46.675" calcext:value-type="float">
            <text:p>146.675</text:p>
          </table:table-cell>
          <table:table-cell office:value-type="float" office:value="-74.95" calcext:value-type="float">
            <text:p>-74.9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64.475" calcext:value-type="float">
            <text:p>164.475</text:p>
          </table:table-cell>
          <table:table-cell office:value-type="float" office:value="-101.85" calcext:value-type="float">
            <text:p>-101.8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66.275" calcext:value-type="float">
            <text:p>166.275</text:p>
          </table:table-cell>
          <table:table-cell office:value-type="float" office:value="-101.85" calcext:value-type="float">
            <text:p>-101.8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72.575" calcext:value-type="float">
            <text:p>172.575</text:p>
          </table:table-cell>
          <table:table-cell office:value-type="float" office:value="-90.35" calcext:value-type="float">
            <text:p>-90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63.81" calcext:value-type="float">
            <text:p>163.81</text:p>
          </table:table-cell>
          <table:table-cell office:value-type="float" office:value="-98.105" calcext:value-type="float">
            <text:p>-98.10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65.31" calcext:value-type="float">
            <text:p>165.31</text:p>
          </table:table-cell>
          <table:table-cell office:value-type="float" office:value="-98.105" calcext:value-type="float">
            <text:p>-98.1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69.61" calcext:value-type="float">
            <text:p>169.61</text:p>
          </table:table-cell>
          <table:table-cell office:value-type="float" office:value="-100.905" calcext:value-type="float">
            <text:p>-100.90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39.975" calcext:value-type="float">
            <text:p>139.975</text:p>
          </table:table-cell>
          <table:table-cell office:value-type="float" office:value="-77.65" calcext:value-type="float">
            <text:p>-77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40.475" calcext:value-type="float">
            <text:p>140.475</text:p>
          </table:table-cell>
          <table:table-cell office:value-type="float" office:value="-70.45" calcext:value-type="float">
            <text:p>-70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46.1375" calcext:value-type="float">
            <text:p>146.1375</text:p>
          </table:table-cell>
          <table:table-cell office:value-type="float" office:value="-82.75" calcext:value-type="float">
            <text:p>-82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46.1375" calcext:value-type="float">
            <text:p>146.1375</text:p>
          </table:table-cell>
          <table:table-cell office:value-type="float" office:value="-81.15" calcext:value-type="float">
            <text:p>-81.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46.075" calcext:value-type="float">
            <text:p>146.075</text:p>
          </table:table-cell>
          <table:table-cell office:value-type="float" office:value="-79.55" calcext:value-type="float">
            <text:p>-79.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46.075" calcext:value-type="float">
            <text:p>146.075</text:p>
          </table:table-cell>
          <table:table-cell office:value-type="float" office:value="-77.95" calcext:value-type="float">
            <text:p>-77.9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34.975" calcext:value-type="float">
            <text:p>134.975</text:p>
          </table:table-cell>
          <table:table-cell office:value-type="float" office:value="-88.25" calcext:value-type="float">
            <text:p>-88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34.975" calcext:value-type="float">
            <text:p>134.975</text:p>
          </table:table-cell>
          <table:table-cell office:value-type="float" office:value="-86.75" calcext:value-type="float">
            <text:p>-86.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38.675" calcext:value-type="float">
            <text:p>138.675</text:p>
          </table:table-cell>
          <table:table-cell office:value-type="float" office:value="-101.75" calcext:value-type="float">
            <text:p>-101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39.575" calcext:value-type="float">
            <text:p>139.575</text:p>
          </table:table-cell>
          <table:table-cell office:value-type="float" office:value="-88.35" calcext:value-type="float">
            <text:p>-88.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39.575" calcext:value-type="float">
            <text:p>139.575</text:p>
          </table:table-cell>
          <table:table-cell office:value-type="float" office:value="-89.85" calcext:value-type="float">
            <text:p>-89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31.475" calcext:value-type="float">
            <text:p>131.475</text:p>
          </table:table-cell>
          <table:table-cell office:value-type="float" office:value="-89.575" calcext:value-type="float">
            <text:p>-89.5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45.475" calcext:value-type="float">
            <text:p>145.475</text:p>
          </table:table-cell>
          <table:table-cell office:value-type="float" office:value="-106.45" calcext:value-type="float">
            <text:p>-106.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45.475" calcext:value-type="float">
            <text:p>145.475</text:p>
          </table:table-cell>
          <table:table-cell office:value-type="float" office:value="-104.95" calcext:value-type="float">
            <text:p>-104.9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58.375" calcext:value-type="float">
            <text:p>158.375</text:p>
          </table:table-cell>
          <table:table-cell office:value-type="float" office:value="-110.45" calcext:value-type="float">
            <text:p>-110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48.975" calcext:value-type="float">
            <text:p>148.975</text:p>
          </table:table-cell>
          <table:table-cell office:value-type="float" office:value="-102.85" calcext:value-type="float">
            <text:p>-102.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48.975" calcext:value-type="float">
            <text:p>148.975</text:p>
          </table:table-cell>
          <table:table-cell office:value-type="float" office:value="-104.35" calcext:value-type="float">
            <text:p>-104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39.1125" calcext:value-type="float">
            <text:p>139.1125</text:p>
          </table:table-cell>
          <table:table-cell office:value-type="float" office:value="-109.65" calcext:value-type="float">
            <text:p>-109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201_0603Metric_Pad0.64x0.40mm_HandSolder</text:p>
          </table:table-cell>
          <table:table-cell office:value-type="float" office:value="123.6125" calcext:value-type="float">
            <text:p>123.6125</text:p>
          </table:table-cell>
          <table:table-cell office:value-type="float" office:value="-80.33" calcext:value-type="float">
            <text:p>-80.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EBUG_LED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46.275" calcext:value-type="float">
            <text:p>146.275</text:p>
          </table:table-cell>
          <table:table-cell office:value-type="float" office:value="-68.75" calcext:value-type="float">
            <text:p>-6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RTR5V0U2X</text:p>
          </table:table-cell>
          <table:table-cell office:value-type="string" calcext:value-type="string">
            <text:p>SOT-143</text:p>
          </table:table-cell>
          <table:table-cell office:value-type="float" office:value="125.975" calcext:value-type="float">
            <text:p>125.975</text:p>
          </table:table-cell>
          <table:table-cell office:value-type="float" office:value="-73.25" calcext:value-type="float">
            <text:p>-73.2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68.975" calcext:value-type="float">
            <text:p>168.975</text:p>
          </table:table-cell>
          <table:table-cell office:value-type="float" office:value="-90.45" calcext:value-type="float">
            <text:p>-90.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38.075" calcext:value-type="float">
            <text:p>138.075</text:p>
          </table:table-cell>
          <table:table-cell office:value-type="float" office:value="-99.25" calcext:value-type="float">
            <text:p>-99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57.675" calcext:value-type="float">
            <text:p>157.675</text:p>
          </table:table-cell>
          <table:table-cell office:value-type="float" office:value="-107.05" calcext:value-type="float">
            <text:p>-107.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+24V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36.625" calcext:value-type="float">
            <text:p>136.625</text:p>
          </table:table-cell>
          <table:table-cell office:value-type="float" office:value="-105.175" calcext:value-type="float">
            <text:p>-105.1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+3.3V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31.15" calcext:value-type="float">
            <text:p>131.15</text:p>
          </table:table-cell>
          <table:table-cell office:value-type="float" office:value="-76.625" calcext:value-type="float">
            <text:p>-76.6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NCP164CSN330T1G</text:p>
          </table:table-cell>
          <table:table-cell office:value-type="string" calcext:value-type="string">
            <text:p>SOT95P275X110-5N</text:p>
          </table:table-cell>
          <table:table-cell office:value-type="float" office:value="126.425" calcext:value-type="float">
            <text:p>126.425</text:p>
          </table:table-cell>
          <table:table-cell office:value-type="float" office:value="-77.08" calcext:value-type="float">
            <text:p>-77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10155435-00011LF</text:p>
          </table:table-cell>
          <table:table-cell office:value-type="string" calcext:value-type="string">
            <text:p>AMPHENOL_10155435-00011LF</text:p>
          </table:table-cell>
          <table:table-cell office:value-type="float" office:value="114.475" calcext:value-type="float">
            <text:p>114.475</text:p>
          </table:table-cell>
          <table:table-cell office:value-type="float" office:value="-73.65" calcext:value-type="float">
            <text:p>-73.6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ftsh-105-01-l-dv-k</text:p>
          </table:table-cell>
          <table:table-cell office:value-type="string" calcext:value-type="string">
            <text:p>SAMTEC_FTSH-105-XX-X-DV</text:p>
          </table:table-cell>
          <table:table-cell office:value-type="float" office:value="165.94" calcext:value-type="float">
            <text:p>165.94</text:p>
          </table:table-cell>
          <table:table-cell office:value-type="float" office:value="-71.11" calcext:value-type="float">
            <text:p>-71.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B003-500-P02BE</text:p>
          </table:table-cell>
          <table:table-cell office:value-type="string" calcext:value-type="string">
            <text:p>CUI_TB003-500-P02BE</text:p>
          </table:table-cell>
          <table:table-cell office:value-type="float" office:value="129.975" calcext:value-type="float">
            <text:p>129.975</text:p>
          </table:table-cell>
          <table:table-cell office:value-type="float" office:value="-125.6875" calcext:value-type="float">
            <text:p>-125.68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B5B-XH-A_LF__SN_</text:p>
          </table:table-cell>
          <table:table-cell office:value-type="string" calcext:value-type="string">
            <text:p>JST_B5B-XH-A_LF__SN_</text:p>
          </table:table-cell>
          <table:table-cell office:value-type="float" office:value="167.175" calcext:value-type="float">
            <text:p>167.175</text:p>
          </table:table-cell>
          <table:table-cell office:value-type="float" office:value="-84.725" calcext:value-type="float">
            <text:p>-84.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B5B-XH-A_LF__SN_</text:p>
          </table:table-cell>
          <table:table-cell office:value-type="string" calcext:value-type="string">
            <text:p>JST_B5B-XH-A_LF__SN_</text:p>
          </table:table-cell>
          <table:table-cell office:value-type="float" office:value="135.875" calcext:value-type="float">
            <text:p>135.875</text:p>
          </table:table-cell>
          <table:table-cell office:value-type="float" office:value="-82.8" calcext:value-type="float">
            <text:p>-8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B5B-XH-A_LF__SN_</text:p>
          </table:table-cell>
          <table:table-cell office:value-type="string" calcext:value-type="string">
            <text:p>JST_B5B-XH-A_LF__SN_</text:p>
          </table:table-cell>
          <table:table-cell office:value-type="float" office:value="153.375" calcext:value-type="float">
            <text:p>153.375</text:p>
          </table:table-cell>
          <table:table-cell office:value-type="float" office:value="-98.625" calcext:value-type="float">
            <text:p>-98.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float" office:value="1984620" calcext:value-type="float">
            <text:p>1984620</text:p>
          </table:table-cell>
          <table:table-cell office:value-type="string" calcext:value-type="string">
            <text:p>PHOENIX_1984620</text:p>
          </table:table-cell>
          <table:table-cell office:value-type="float" office:value="158.325" calcext:value-type="float">
            <text:p>158.325</text:p>
          </table:table-cell>
          <table:table-cell office:value-type="float" office:value="-122.15" calcext:value-type="float">
            <text:p>-122.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float" office:value="1984620" calcext:value-type="float">
            <text:p>1984620</text:p>
          </table:table-cell>
          <table:table-cell office:value-type="string" calcext:value-type="string">
            <text:p>PHOENIX_1984620</text:p>
          </table:table-cell>
          <table:table-cell office:value-type="float" office:value="120.475" calcext:value-type="float">
            <text:p>120.475</text:p>
          </table:table-cell>
          <table:table-cell office:value-type="float" office:value="-101.3" calcext:value-type="float">
            <text:p>-101.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float" office:value="1984620" calcext:value-type="float">
            <text:p>1984620</text:p>
          </table:table-cell>
          <table:table-cell office:value-type="string" calcext:value-type="string">
            <text:p>PHOENIX_1984620</text:p>
          </table:table-cell>
          <table:table-cell office:value-type="float" office:value="184.51" calcext:value-type="float">
            <text:p>184.51</text:p>
          </table:table-cell>
          <table:table-cell office:value-type="float" office:value="-93.555" calcext:value-type="float">
            <text:p>-93.55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B5B-XH-A_LF__SN_</text:p>
          </table:table-cell>
          <table:table-cell office:value-type="string" calcext:value-type="string">
            <text:p>JST_B5B-XH-A_LF__SN_</text:p>
          </table:table-cell>
          <table:table-cell office:value-type="float" office:value="188.55" calcext:value-type="float">
            <text:p>188.55</text:p>
          </table:table-cell>
          <table:table-cell office:value-type="float" office:value="-114.1" calcext:value-type="float">
            <text:p>-114.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B5B-XH-A_LF__SN_</text:p>
          </table:table-cell>
          <table:table-cell office:value-type="string" calcext:value-type="string">
            <text:p>JST_B5B-XH-A_LF__SN_</text:p>
          </table:table-cell>
          <table:table-cell office:value-type="float" office:value="116.675" calcext:value-type="float">
            <text:p>116.675</text:p>
          </table:table-cell>
          <table:table-cell office:value-type="float" office:value="-109.55" calcext:value-type="float">
            <text:p>-109.5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B5B-XH-A_LF__SN_</text:p>
          </table:table-cell>
          <table:table-cell office:value-type="string" calcext:value-type="string">
            <text:p>JST_B5B-XH-A_LF__SN_</text:p>
          </table:table-cell>
          <table:table-cell office:value-type="float" office:value="167.625" calcext:value-type="float">
            <text:p>167.625</text:p>
          </table:table-cell>
          <table:table-cell office:value-type="float" office:value="-125.975" calcext:value-type="float">
            <text:p>-125.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79.51" calcext:value-type="float">
            <text:p>179.51</text:p>
          </table:table-cell>
          <table:table-cell office:value-type="float" office:value="-109.68" calcext:value-type="float">
            <text:p>-109.6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79.51" calcext:value-type="float">
            <text:p>179.51</text:p>
          </table:table-cell>
          <table:table-cell office:value-type="float" office:value="-105.23" calcext:value-type="float">
            <text:p>-105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79.61" calcext:value-type="float">
            <text:p>179.61</text:p>
          </table:table-cell>
          <table:table-cell office:value-type="float" office:value="-96.78" calcext:value-type="float">
            <text:p>-96.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79.51" calcext:value-type="float">
            <text:p>179.51</text:p>
          </table:table-cell>
          <table:table-cell office:value-type="float" office:value="-101.105" calcext:value-type="float">
            <text:p>-101.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79.61" calcext:value-type="float">
            <text:p>179.61</text:p>
          </table:table-cell>
          <table:table-cell office:value-type="float" office:value="-92.48" calcext:value-type="float">
            <text:p>-92.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79.61" calcext:value-type="float">
            <text:p>179.61</text:p>
          </table:table-cell>
          <table:table-cell office:value-type="float" office:value="-88.205" calcext:value-type="float">
            <text:p>-88.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24.175" calcext:value-type="float">
            <text:p>124.175</text:p>
          </table:table-cell>
          <table:table-cell office:value-type="float" office:value="-88.85" calcext:value-type="float">
            <text:p>-88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24.175" calcext:value-type="float">
            <text:p>124.175</text:p>
          </table:table-cell>
          <table:table-cell office:value-type="float" office:value="-84.625" calcext:value-type="float">
            <text:p>-84.6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24.175" calcext:value-type="float">
            <text:p>124.175</text:p>
          </table:table-cell>
          <table:table-cell office:value-type="float" office:value="-97.25" calcext:value-type="float">
            <text:p>-97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24.1375" calcext:value-type="float">
            <text:p>124.1375</text:p>
          </table:table-cell>
          <table:table-cell office:value-type="float" office:value="-93.15" calcext:value-type="float">
            <text:p>-93.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24.175" calcext:value-type="float">
            <text:p>124.175</text:p>
          </table:table-cell>
          <table:table-cell office:value-type="float" office:value="-101.325" calcext:value-type="float">
            <text:p>-101.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24.175" calcext:value-type="float">
            <text:p>124.175</text:p>
          </table:table-cell>
          <table:table-cell office:value-type="float" office:value="-105.35" calcext:value-type="float">
            <text:p>-105.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45.875" calcext:value-type="float">
            <text:p>145.875</text:p>
          </table:table-cell>
          <table:table-cell office:value-type="float" office:value="-118.75" calcext:value-type="float">
            <text:p>-118.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41.8" calcext:value-type="float">
            <text:p>141.8</text:p>
          </table:table-cell>
          <table:table-cell office:value-type="float" office:value="-118.75" calcext:value-type="float">
            <text:p>-118.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54.175" calcext:value-type="float">
            <text:p>154.175</text:p>
          </table:table-cell>
          <table:table-cell office:value-type="float" office:value="-118.7125" calcext:value-type="float">
            <text:p>-118.71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50.175" calcext:value-type="float">
            <text:p>150.175</text:p>
          </table:table-cell>
          <table:table-cell office:value-type="float" office:value="-118.75" calcext:value-type="float">
            <text:p>-118.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58.275" calcext:value-type="float">
            <text:p>158.275</text:p>
          </table:table-cell>
          <table:table-cell office:value-type="float" office:value="-118.7125" calcext:value-type="float">
            <text:p>-118.71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DI025N06PT-AQ</text:p>
          </table:table-cell>
          <table:table-cell office:value-type="string" calcext:value-type="string">
            <text:p>TRANS_DI025N06PT-AQ</text:p>
          </table:table-cell>
          <table:table-cell office:value-type="float" office:value="162.375" calcext:value-type="float">
            <text:p>162.375</text:p>
          </table:table-cell>
          <table:table-cell office:value-type="float" office:value="-118.65" calcext:value-type="float">
            <text:p>-118.6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22.075" calcext:value-type="float">
            <text:p>122.075</text:p>
          </table:table-cell>
          <table:table-cell office:value-type="float" office:value="-70.83" calcext:value-type="float">
            <text:p>-70.83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22.375" calcext:value-type="float">
            <text:p>122.375</text:p>
          </table:table-cell>
          <table:table-cell office:value-type="float" office:value="-74.93" calcext:value-type="float">
            <text:p>-74.9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26.2" calcext:value-type="float">
            <text:p>126.2</text:p>
          </table:table-cell>
          <table:table-cell office:value-type="float" office:value="-79.925" calcext:value-type="float">
            <text:p>-79.9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68.975" calcext:value-type="float">
            <text:p>168.975</text:p>
          </table:table-cell>
          <table:table-cell office:value-type="float" office:value="-88.75" calcext:value-type="float">
            <text:p>-8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39.975" calcext:value-type="float">
            <text:p>139.975</text:p>
          </table:table-cell>
          <table:table-cell office:value-type="float" office:value="-76.05" calcext:value-type="float">
            <text:p>-76.0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40.475" calcext:value-type="float">
            <text:p>140.475</text:p>
          </table:table-cell>
          <table:table-cell office:value-type="float" office:value="-68.65" calcext:value-type="float">
            <text:p>-68.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41.375" calcext:value-type="float">
            <text:p>141.375</text:p>
          </table:table-cell>
          <table:table-cell office:value-type="float" office:value="-99.35" calcext:value-type="float">
            <text:p>-99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58.575" calcext:value-type="float">
            <text:p>158.575</text:p>
          </table:table-cell>
          <table:table-cell office:value-type="float" office:value="-104.55" calcext:value-type="float">
            <text:p>-104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73.01" calcext:value-type="float">
            <text:p>173.01</text:p>
          </table:table-cell>
          <table:table-cell office:value-type="float" office:value="-105.105" calcext:value-type="float">
            <text:p>-105.1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31.425" calcext:value-type="float">
            <text:p>131.425</text:p>
          </table:table-cell>
          <table:table-cell office:value-type="float" office:value="-86.925" calcext:value-type="float">
            <text:p>-86.9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42.575" calcext:value-type="float">
            <text:p>142.575</text:p>
          </table:table-cell>
          <table:table-cell office:value-type="float" office:value="-111.05" calcext:value-type="float">
            <text:p>-11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75.91" calcext:value-type="float">
            <text:p>175.91</text:p>
          </table:table-cell>
          <table:table-cell office:value-type="float" office:value="-88.105" calcext:value-type="float">
            <text:p>-88.10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34.575" calcext:value-type="float">
            <text:p>134.575</text:p>
          </table:table-cell>
          <table:table-cell office:value-type="float" office:value="-100.35" calcext:value-type="float">
            <text:p>-100.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62.075" calcext:value-type="float">
            <text:p>162.075</text:p>
          </table:table-cell>
          <table:table-cell office:value-type="float" office:value="-109.95" calcext:value-type="float">
            <text:p>-109.9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73.61" calcext:value-type="float">
            <text:p>173.61</text:p>
          </table:table-cell>
          <table:table-cell office:value-type="float" office:value="-101.605" calcext:value-type="float">
            <text:p>-101.6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30.975" calcext:value-type="float">
            <text:p>130.975</text:p>
          </table:table-cell>
          <table:table-cell office:value-type="float" office:value="-92.15" calcext:value-type="float">
            <text:p>-92.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48.175" calcext:value-type="float">
            <text:p>148.175</text:p>
          </table:table-cell>
          <table:table-cell office:value-type="float" office:value="-113.1" calcext:value-type="float">
            <text:p>-11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39.925" calcext:value-type="float">
            <text:p>139.925</text:p>
          </table:table-cell>
          <table:table-cell office:value-type="float" office:value="-105.2" calcext:value-type="float">
            <text:p>-10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34.6875" calcext:value-type="float">
            <text:p>134.6875</text:p>
          </table:table-cell>
          <table:table-cell office:value-type="float" office:value="-76.675" calcext:value-type="float">
            <text:p>-76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TM32F303RET6</text:p>
          </table:table-cell>
          <table:table-cell office:value-type="string" calcext:value-type="string">
            <text:p>LQFP-64_10x10mm_P0.5mm</text:p>
          </table:table-cell>
          <table:table-cell office:value-type="float" office:value="154.625" calcext:value-type="float">
            <text:p>154.625</text:p>
          </table:table-cell>
          <table:table-cell office:value-type="float" office:value="-74.575" calcext:value-type="float">
            <text:p>-74.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RV8353FSRTAR</text:p>
          </table:table-cell>
          <table:table-cell office:value-type="string" calcext:value-type="string">
            <text:p>QFN50P600X600X80-41N</text:p>
          </table:table-cell>
          <table:table-cell office:value-type="float" office:value="170.775" calcext:value-type="float">
            <text:p>170.775</text:p>
          </table:table-cell>
          <table:table-cell office:value-type="float" office:value="-94.955" calcext:value-type="float">
            <text:p>-94.9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RV8353FSRTAR</text:p>
          </table:table-cell>
          <table:table-cell office:value-type="string" calcext:value-type="string">
            <text:p>QFN50P600X600X80-41N</text:p>
          </table:table-cell>
          <table:table-cell office:value-type="float" office:value="136.34" calcext:value-type="float">
            <text:p>136.34</text:p>
          </table:table-cell>
          <table:table-cell office:value-type="float" office:value="-94.9" calcext:value-type="float">
            <text:p>-94.9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DRV8353FSRTAR</text:p>
          </table:table-cell>
          <table:table-cell office:value-type="string" calcext:value-type="string">
            <text:p>QFN50P600X600X80-41N</text:p>
          </table:table-cell>
          <table:table-cell office:value-type="float" office:value="152.91" calcext:value-type="float">
            <text:p>152.91</text:p>
          </table:table-cell>
          <table:table-cell office:value-type="float" office:value="-108.705" calcext:value-type="float">
            <text:p>-108.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number-columns-repeated="2" office:value-type="string" calcext:value-type="string">
            <text:p>WE-SPXO_CFPS-39</text:p>
          </table:table-cell>
          <table:table-cell office:value-type="float" office:value="140.375" calcext:value-type="float">
            <text:p>140.375</text:p>
          </table:table-cell>
          <table:table-cell office:value-type="float" office:value="-73.25" calcext:value-type="float">
            <text:p>-73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8T18:40:03.441352988</dc:date>
    <meta:editing-duration>PT38S</meta:editing-duration>
    <meta:editing-cycles>1</meta:editing-cycles>
    <meta:document-statistic meta:table-count="1" meta:cell-count="637" meta:object-count="0"/>
    <meta:generator>LibreOffice/24.2.7.2$Linux_X86_64 LibreOffice_project/420$Build-2</meta:generator>
  </office:meta>
</office:document-meta>
</file>